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ec0" officeooo:paragraph-rsid="00187e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>#include &lt;fstream&gt;</text:p>
      <text:p text:style-name="P1">#include&lt;cstdlib&gt;</text:p>
      <text:p text:style-name="P1">#define MAX 100</text:p>
      <text:p text:style-name="P1">using namespace std;</text:p>
      <text:p text:style-name="P1">struct Solucao</text:p>
      <text:p text:style-name="P1">{</text:p>
      <text:p text:style-name="P1"><text:s text:c="4"/>int alocacao_dos_candidatos[MAX],medianas[MAX],total_de_alocados[MAX],custo;</text:p>
      <text:p text:style-name="P1">};</text:p>
      <text:p text:style-name="P1">struct Entrada</text:p>
      <text:p text:style-name="P1">{</text:p>
      <text:p text:style-name="P1"><text:s text:c="4"/>int numero_de_locais_disponiveis,numero_de_candidatos,numero_de_medianas,locais[MAX];</text:p>
      <text:p text:style-name="P1"><text:s text:c="4"/>int tempo_medio_para_cada_local_de_prova[MAX][MAX];</text:p>
      <text:p text:style-name="P1">};</text:p>
      <text:p text:style-name="P1">//funcoes</text:p>
      <text:p text:style-name="P1">Solucao saida(Solucao&amp;);</text:p>
      <text:p text:style-name="P1">void pertubacao(Solucao&amp;,Entrada&amp;);</text:p>
      <text:p text:style-name="P1">double avaliacao(Solucao&amp;,Entrada &amp;);</text:p>
      <text:p text:style-name="P1">Entrada leitura(char [MAX]);</text:p>
      <text:p text:style-name="P1">void solucao_inicial(Solucao &amp;,Entrada &amp; );</text:p>
      <text:p text:style-name="P1">void alocacao_dos_candidatos(Solucao&amp;,Entrada&amp;);</text:p>
      <text:p text:style-name="P1">void busca_local(Solucao&amp;,Entrada&amp;);</text:p>
      <text:p text:style-name="P1">void salva(Solucao&amp;,Entrada&amp;,char[]);</text:p>
      <text:p text:style-name="P1">int main2()</text:p>
      <text:p text:style-name="P1">{</text:p>
      <text:p text:style-name="P1"><text:s text:c="4"/>Entrada in;</text:p>
      <text:p text:style-name="P1"><text:s text:c="4"/>Solucao solucao;</text:p>
      <text:p text:style-name="P1"><text:s text:c="4"/>char nome_entrada[MAX],nome_saida[MAX];</text:p>
      <text:p text:style-name="P1"><text:s text:c="4"/>int fim,inicio;</text:p>
      <text:p text:style-name="P1"><text:s text:c="4"/>cout&lt;&lt; " Digite o nome do arquivo que estao os dados : "&lt;&lt;endl;</text:p>
      <text:p text:style-name="P1"><text:s text:c="4"/>cin.getline(nome_entrada,MAX);</text:p>
      <text:p text:style-name="P1"><text:s text:c="4"/>cout&lt;&lt; " Digite o nome do arquivo onde serao impressos os dados :"&lt;&lt;endl;</text:p>
      <text:p text:style-name="P1"><text:s text:c="4"/>cin.getline(nome_saida,MAX);</text:p>
      <text:p text:style-name="P1"><text:s text:c="4"/>inicio=time(NULL);</text:p>
      <text:p text:style-name="P1"><text:s text:c="4"/>cout&lt;&lt;"Digite o tempo necessario para o programa rodar :"&lt;&lt;endl;</text:p>
      <text:p text:style-name="P1"><text:s text:c="4"/>cin&gt;&gt;fim;</text:p>
      <text:p text:style-name="P1"><text:s text:c="4"/>in =leitura(nome_entrada);</text:p>
      <text:p text:style-name="P1"><text:s text:c="4"/>solucao_inicial(solucao,in);</text:p>
      <text:p text:style-name="P1"><text:s text:c="4"/>while(time(NULL)-inicio&lt;fim)</text:p>
      <text:p text:style-name="P1"><text:s text:c="4"/>{</text:p>
      <text:p text:style-name="P1"><text:s text:c="8"/>pertubacao(solucao,in);</text:p>
      <text:p text:style-name="P1"><text:s text:c="8"/>alocacao_dos_candidatos(solucao,in);</text:p>
      <text:p text:style-name="P1"><text:s text:c="8"/>busca_local(solucao,in);</text:p>
      <text:p text:style-name="P1"><text:s text:c="4"/>}</text:p>
      <text:p text:style-name="P1"><text:s text:c="4"/>salva(solucao,in,nome_saida);</text:p>
      <text:p text:style-name="P1"><text:s text:c="4"/>return 0;</text:p>
      <text:p text:style-name="P1">}</text:p>
      <text:p text:style-name="P1"/>
      <text:p text:style-name="P1">Entrada leitura(char nome[MAX])</text:p>
      <text:p text:style-name="P1">{</text:p>
      <text:p text:style-name="P1"><text:s text:c="4"/>int linha;</text:p>
      <text:p text:style-name="P1"><text:s text:c="4"/>Entrada entrada;</text:p>
      <text:p text:style-name="P1"><text:soft-page-break/><text:s text:c="4"/>ifstream le(nome);</text:p>
      <text:p text:style-name="P1"><text:s text:c="4"/>if (!le.is_open())</text:p>
      <text:p text:style-name="P1"><text:s text:c="4"/>{</text:p>
      <text:p text:style-name="P1"><text:s text:c="8"/>cout&lt;&lt; "falha ao abrir o arquivo"&lt;&lt;endl;</text:p>
      <text:p text:style-name="P1"><text:s text:c="8"/>exit(1);</text:p>
      <text:p text:style-name="P1"><text:s text:c="4"/>}</text:p>
      <text:p text:style-name="P1"><text:s text:c="4"/>le&gt;&gt;linha;</text:p>
      <text:p text:style-name="P1"><text:s text:c="4"/>entrada.numero_de_locais_disponiveis=linha;</text:p>
      <text:p text:style-name="P1"><text:s text:c="4"/>le&gt;&gt;linha;</text:p>
      <text:p text:style-name="P1"><text:s text:c="4"/>entrada.numero_de_candidatos=linha;</text:p>
      <text:p text:style-name="P1"><text:s text:c="4"/>le&gt;&gt;linha;</text:p>
      <text:p text:style-name="P1"><text:s text:c="4"/>entrada.numero_de_medianas=linha;</text:p>
      <text:p text:style-name="P1"><text:s text:c="4"/>for(int i=0; i&lt;entrada.numero_de_locais_disponiveis; i++)</text:p>
      <text:p text:style-name="P1"><text:s text:c="4"/>{</text:p>
      <text:p text:style-name="P1"><text:s text:c="8"/>le&gt;&gt;linha;</text:p>
      <text:p text:style-name="P1"><text:s text:c="8"/>entrada.locais[i]=linha;</text:p>
      <text:p text:style-name="P1"><text:s text:c="4"/>}</text:p>
      <text:p text:style-name="P1"><text:s text:c="4"/>for(int i=0; i&lt;entrada.numero_de_candidatos; i++)</text:p>
      <text:p text:style-name="P1"><text:s text:c="4"/>{</text:p>
      <text:p text:style-name="P1"><text:s text:c="8"/>for(int j=0; j&lt;entrada.numero_de_locais_disponiveis; j++)</text:p>
      <text:p text:style-name="P1"><text:s text:c="8"/>{</text:p>
      <text:p text:style-name="P1"><text:s text:c="12"/>le&gt;&gt;linha;</text:p>
      <text:p text:style-name="P1"><text:s text:c="12"/>entrada.tempo_medio_para_cada_local_de_prova[i][j]=linha;</text:p>
      <text:p text:style-name="P1"><text:s text:c="8"/>}</text:p>
      <text:p text:style-name="P1"><text:s text:c="4"/>}</text:p>
      <text:p text:style-name="P1"><text:s text:c="4"/>le.close();</text:p>
      <text:p text:style-name="P1"><text:s text:c="4"/>return entrada;</text:p>
      <text:p text:style-name="P1">}</text:p>
      <text:p text:style-name="P1">void solucao_inicial(Solucao &amp; solucao,Entrada &amp; in)</text:p>
      <text:p text:style-name="P1">{</text:p>
      <text:p text:style-name="P1"><text:s text:c="4"/>srand(time(NULL));</text:p>
      <text:p text:style-name="P1"><text:s text:c="4"/>int teste[MAX]= {};</text:p>
      <text:p text:style-name="P1"><text:s text:c="4"/>// escolhendo onde serao os locais de provas dentre todos</text:p>
      <text:p text:style-name="P1"><text:s text:c="4"/>for(int i=0; i&lt;in.numero_de_medianas; i++)</text:p>
      <text:p text:style-name="P1"><text:s text:c="4"/>{</text:p>
      <text:p text:style-name="P1"><text:s text:c="8"/>solucao.medianas[i]=rand()%in.numero_de_locais_disponiveis;</text:p>
      <text:p text:style-name="P1"><text:s text:c="8"/>while(teste[solucao.medianas[i]]!=0)</text:p>
      <text:p text:style-name="P1"><text:s text:c="8"/>{</text:p>
      <text:p text:style-name="P1"><text:s text:c="12"/>solucao.medianas[i]=rand()%in.numero_de_locais_disponiveis;</text:p>
      <text:p text:style-name="P1"><text:s text:c="8"/>}</text:p>
      <text:p text:style-name="P1"><text:s text:c="8"/>teste[solucao.medianas[i]]=1;</text:p>
      <text:p text:style-name="P1"><text:s text:c="4"/>}</text:p>
      <text:p text:style-name="P1"><text:s text:c="4"/>alocacao_dos_candidatos(solucao,in);</text:p>
      <text:p text:style-name="P1"><text:s text:c="4"/>solucao.custo=avaliacao(solucao,in);</text:p>
      <text:p text:style-name="P1">}</text:p>
      <text:p text:style-name="P1">double avaliacao(Solucao &amp;solucao,Entrada &amp; in)</text:p>
      <text:p text:style-name="P1">{</text:p>
      <text:p text:style-name="P1"><text:s text:c="4"/>double soma=0;</text:p>
      <text:p text:style-name="P1"><text:s text:c="4"/>for(int i=0; i&lt;in.numero_de_candidatos; i++)</text:p>
      <text:p text:style-name="P1"><text:s text:c="4"/>{</text:p>
      <text:p text:style-name="P1"><text:s text:c="8"/>soma+=in.tempo_medio_para_cada_local_de_prova[i][solucao.alocacao_dos_candidatos[i]];</text:p>
      <text:p text:style-name="P1"><text:s text:c="4"/>}</text:p>
      <text:p text:style-name="P1"><text:soft-page-break/><text:s text:c="4"/>return soma;</text:p>
      <text:p text:style-name="P1">}</text:p>
      <text:p text:style-name="P1">void pertubacao(Solucao&amp;solucao,Entrada &amp;in)</text:p>
      <text:p text:style-name="P1">{</text:p>
      <text:p text:style-name="P1"><text:s text:c="4"/>int troca=rand()%in.numero_de_locais_disponiveis;</text:p>
      <text:p text:style-name="P1"><text:s text:c="4"/>int indice=rand()%in.numero_de_medianas;</text:p>
      <text:p text:style-name="P1"><text:s text:c="4"/>for(int i=0; i&lt;in.numero_de_medianas; i++)</text:p>
      <text:p text:style-name="P1"><text:s text:c="8"/>while(solucao.medianas[i]==troca)</text:p>
      <text:p text:style-name="P1"><text:s text:c="8"/>{</text:p>
      <text:p text:style-name="P1"><text:s text:c="12"/>troca=rand()%in.numero_de_locais_disponiveis;</text:p>
      <text:p text:style-name="P1"><text:s text:c="8"/>}</text:p>
      <text:p text:style-name="P1"><text:s text:c="4"/>solucao.medianas[indice]=troca;</text:p>
      <text:p text:style-name="P1"><text:s text:c="4"/>if(solucao.custo&gt;avaliacao(solucao,in))</text:p>
      <text:p text:style-name="P1"><text:s text:c="4"/>{</text:p>
      <text:p text:style-name="P1"><text:s text:c="8"/>solucao.custo=avaliacao(solucao,in);</text:p>
      <text:p text:style-name="P1"><text:s text:c="4"/>}</text:p>
      <text:p text:style-name="P1">}</text:p>
      <text:p text:style-name="P1">void alocacao_dos_candidatos(Solucao&amp;solucao,Entrada&amp;in)</text:p>
      <text:p text:style-name="P1">{</text:p>
      <text:p text:style-name="P1"><text:s text:c="4"/>int loc_sort,vagas[MAX]= {};</text:p>
      <text:p text:style-name="P1"><text:s text:c="4"/>for(int i=0; i&lt;in.numero_de_candidatos; i++)</text:p>
      <text:p text:style-name="P1"><text:s text:c="4"/>{</text:p>
      <text:p text:style-name="P1"><text:s text:c="8"/>loc_sort=rand()%in.numero_de_medianas;</text:p>
      <text:p text:style-name="P1"><text:s text:c="8"/>while(in.locais[solucao.medianas[loc_sort]]==vagas[loc_sort])</text:p>
      <text:p text:style-name="P1"><text:s text:c="8"/>{</text:p>
      <text:p text:style-name="P1"><text:s text:c="12"/>loc_sort=rand()%in.numero_de_medianas;</text:p>
      <text:p text:style-name="P1"><text:s text:c="8"/>}</text:p>
      <text:p text:style-name="P1"><text:s text:c="8"/>vagas[loc_sort]++;</text:p>
      <text:p text:style-name="P1"><text:s text:c="8"/>solucao.alocacao_dos_candidatos[i]=solucao.medianas[loc_sort];</text:p>
      <text:p text:style-name="P1"><text:s text:c="4"/>}</text:p>
      <text:p text:style-name="P1"><text:s text:c="4"/>for(int i=0; i&lt;in.numero_de_medianas; i++)</text:p>
      <text:p text:style-name="P1"><text:s text:c="4"/>{</text:p>
      <text:p text:style-name="P1"><text:s text:c="8"/>solucao.total_de_alocados[i]=vagas[i];</text:p>
      <text:p text:style-name="P1"><text:s text:c="4"/>}</text:p>
      <text:p text:style-name="P1">}</text:p>
      <text:p text:style-name="P1">void busca_local(Solucao&amp;solucao,Entrada&amp;in)</text:p>
      <text:p text:style-name="P1">{</text:p>
      <text:p text:style-name="P1"><text:s text:c="4"/>Solucao novo;</text:p>
      <text:p text:style-name="P1"><text:s text:c="4"/>int troca;</text:p>
      <text:p text:style-name="P1"><text:s text:c="4"/>novo=solucao;</text:p>
      <text:p text:style-name="P1"><text:s text:c="4"/>for(int i=0; i&lt;in.numero_de_candidatos; i++)</text:p>
      <text:p text:style-name="P1"><text:s text:c="4"/>{</text:p>
      <text:p text:style-name="P1"><text:s text:c="8"/>for(int j=i+1; i&lt;in.numero_de_candidatos; i++)</text:p>
      <text:p text:style-name="P1"><text:s text:c="8"/>{</text:p>
      <text:p text:style-name="P1"><text:s text:c="12"/>troca=novo.alocacao_dos_candidatos[i];</text:p>
      <text:p text:style-name="P1"><text:s text:c="12"/>novo.alocacao_dos_candidatos[i]=novo.alocacao_dos_candidatos[j];</text:p>
      <text:p text:style-name="P1"><text:s text:c="12"/>novo.alocacao_dos_candidatos[j]=troca;</text:p>
      <text:p text:style-name="P1"><text:s text:c="12"/>if(avaliacao(novo,in)&lt;solucao.custo)</text:p>
      <text:p text:style-name="P1"><text:s text:c="12"/>{</text:p>
      <text:p text:style-name="P1"><text:s text:c="16"/>solucao=novo;</text:p>
      <text:p text:style-name="P1"><text:s text:c="16"/>if(solucao.custo&gt;avaliacao(solucao,in))</text:p>
      <text:p text:style-name="P1"><text:s text:c="16"/>{</text:p>
      <text:p text:style-name="P1"><text:soft-page-break/><text:s text:c="19"/>// solucao=novo;</text:p>
      <text:p text:style-name="P1"><text:s text:c="20"/>solucao.custo=avaliacao(solucao,in)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>void salva(Solucao&amp; solucao,Entrada&amp;in,char salve[])</text:p>
      <text:p text:style-name="P1">{</text:p>
      <text:p text:style-name="P1"><text:s text:c="4"/>ofstream escreve(salve);</text:p>
      <text:p text:style-name="P1"><text:s text:c="4"/>if(!escreve.is_open())</text:p>
      <text:p text:style-name="P1"><text:s text:c="4"/>{</text:p>
      <text:p text:style-name="P1"><text:s text:c="8"/>cout&lt;&lt;"falha ao abrir o aqrquivo "&lt;&lt;endl;</text:p>
      <text:p text:style-name="P1"><text:s text:c="8"/>exit(1);</text:p>
      <text:p text:style-name="P1"><text:s text:c="4"/>}</text:p>
      <text:p text:style-name="P1"><text:s text:c="4"/>escreve&lt;&lt;"Alocacao dos candidatos:"&lt;&lt;endl;</text:p>
      <text:p text:style-name="P1"><text:s text:c="4"/>for(int i=0; i&lt;in.numero_de_candidatos; i++)</text:p>
      <text:p text:style-name="P1"><text:s text:c="4"/>{</text:p>
      <text:p text:style-name="P1"><text:s text:c="8"/>escreve&lt;&lt;solucao.alocacao_dos_candidatos[i]&lt;&lt;" ";</text:p>
      <text:p text:style-name="P1"><text:s text:c="4"/>}</text:p>
      <text:p text:style-name="P1"><text:s text:c="4"/>escreve&lt;&lt;endl&lt;&lt;"Medianas:"&lt;&lt;endl;</text:p>
      <text:p text:style-name="P1"><text:s text:c="4"/>for(int i=0; i&lt;in.numero_de_medianas; i++)</text:p>
      <text:p text:style-name="P1"><text:s text:c="4"/>{</text:p>
      <text:p text:style-name="P1"><text:s text:c="8"/>escreve&lt;&lt;solucao.medianas[i]&lt;&lt;" ";</text:p>
      <text:p text:style-name="P1"><text:s text:c="4"/>}</text:p>
      <text:p text:style-name="P1"><text:s text:c="4"/>escreve&lt;&lt;endl&lt;&lt;"total de alocados:"&lt;&lt;endl;;</text:p>
      <text:p text:style-name="P1"><text:s text:c="4"/>for(int i=0; i&lt;in.numero_de_medianas; i++)</text:p>
      <text:p text:style-name="P1"><text:s text:c="4"/>{</text:p>
      <text:p text:style-name="P1"><text:s text:c="8"/>escreve&lt;&lt;solucao.total_de_alocados[i]&lt;&lt;" ";</text:p>
      <text:p text:style-name="P1"><text:s text:c="4"/>}</text:p>
      <text:p text:style-name="P1"><text:s text:c="4"/>escreve&lt;&lt;endl&lt;&lt;"custo = "&lt;&lt;solucao.custo;</text:p>
      <text:p text:style-name="P1"><text:s text:c="4"/>escreve.close(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0:32:12.610571957</meta:creation-date>
    <dc:date>2015-11-26T10:32:27.173239803</dc:date>
    <meta:editing-duration>P0D</meta:editing-duration>
    <meta:editing-cycles>1</meta:editing-cycles>
    <meta:document-statistic meta:table-count="0" meta:image-count="0" meta:object-count="0" meta:page-count="4" meta:paragraph-count="188" meta:word-count="353" meta:character-count="5180" meta:non-whitespace-character-count="4132"/>
    <meta:generator>LibreOffice/4.2.8.2$Linux_X86_64 LibreOffice_project/420m0$Build-2</meta:generator>
  </office:meta>
</office:document-meta>
</file>